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9">
        <text:h text:style-name="Heading_20_4" text:outline-level="4"><text:s/>Importiere in Tab</text:h>
        <text:p text:style-name="Textkörper_20_Einrückung_20_Organon">Gleicher Dialog wie „Neuer Tab“.</text:p>
        <text:p text:style-name="Textkörper_20_Einrückung_20_Organon">Es können Dateien / Ordner aus dem Haupttab (ORGANON) importiert werde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19" meta:character-count="122"/>
    <dc:date>2015-05-09T12:53:33.64</dc:date>
    <meta:editing-duration>P0D</meta:editing-duration>
    <meta:editing-cycles>1</meta:editing-cycles>
    <meta:generator>OpenOffice/4.1.1$Win32 OpenOffice.org_project/411m6$Build-9775</meta:generator>
  </office:meta>
</office:document-meta>
</file>